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E00000025F5CF1F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risFonce-Business-title">
      <style:graphic-properties draw:auto-grow-height="true" fo:min-height="3.506cm"/>
    </style:style>
    <style:style style:name="pr2" style:family="presentation" style:parent-style-name="GrisFonce-Business-subtitle">
      <style:graphic-properties draw:fill-color="#ffffff" draw:auto-grow-height="true" fo:min-height="12.178cm"/>
    </style:style>
    <style:style style:name="pr3" style:family="presentation" style:parent-style-name="GrisFonce-Business-notes">
      <style:graphic-properties draw:fill-color="#ffffff" draw:auto-grow-height="true" fo:min-height="13.364cm"/>
    </style:style>
    <style:style style:name="pr4" style:family="presentation" style:parent-style-name="GrisFonce-Business-title">
      <style:graphic-properties fo:min-height="3.506cm"/>
    </style:style>
    <style:style style:name="pr5" style:family="presentation" style:parent-style-name="GrisFonce-Business-outline1">
      <style:graphic-properties fo:min-height="11.928cm"/>
    </style:style>
    <style:style style:name="pr6" style:family="presentation" style:parent-style-name="GrisFonce-Business-notes">
      <style:graphic-properties draw:fill-color="#ffffff" fo:min-height="13.364cm"/>
    </style:style>
    <style:style style:name="P1" style:family="paragraph">
      <style:text-properties fo: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>
          <draw:text-box>
            <text:p>Team intro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 text:style-name="P1"><text:span text:style-name="T1">Alex Volkov – I'm python programmer, web developer and a bit of sysadmi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Problem definitio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Originally wanted to do data visualization based on data dump files provided.</text:p>
              </text:list-item>
              <text:list-item>
                <text:p>Tpl.xml had interesting data, but was difficult to use</text:p>
              </text:list-item>
              <text:list-item>
                <text:p>New idea : turn tpl.xml into something that's easy to work with. Enter tpl.j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The original idea was to extract catalogue records from Catalogue, Event, Data feed <text:s/>from the site, then correlate the data from other provided sources create visualizations,and find any obvious patterns. </text:p>
              <text:p>However the data was so hard to process that it turned into project onto itself.</text:p>
              <text:p/>
            </draw:text-box>
          </draw:frame>
        </presentation:notes>
      </draw:page>
      <draw:page draw:name="page3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User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The target grop is me. I want to do something with the data. Without having my computer running out of memory and crashing.</text:p>
              </text:list-item>
              <text:list-item>
                <text:p>Taking a slightly wider view – target group is programmers, statisticians, data scientist working for TPL or trying things out at Hackathons</text:p>
              </text:list-item>
              <text:list-item>
                <text:p>I wanted to make data accessible enough for anyone unfamiliar with XML structure to do be able to do a quick prototype, based on a couple of fields someone would find interest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Area of Impact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header>
                <text:p>The concept touches up on the creative and delivery parts of the strategic plan – by enabling easier data access so we can expect more people will be interested in exploring the dat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Present Your Concept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It's a program</text:p>
              </text:list-item>
              <text:list-item>
                <text:p>It gets pretty technical</text:p>
              </text:list-item>
              <text:list-item>
                <text:p>Convoluted Xml RECORD, be that book catalog or event, turns into one long line of JSON file, basically a dictionary that any modern programming langage can use.</text:p>
              </text:list-item>
              <text:list-item>
                <text:p>One dictionary per line – the end user doesn't need to know programming, you can read the data line by line slicing and dicing it in whatever way you wa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The unix way of reading the data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Read the first 10 records :</text:p>
                <text:list>
                  <text:list-item>
                    <text:p>$ head -10 tpl.json</text:p>
                  </text:list-item>
                </text:list>
              </text:list-item>
              <text:list-item>
                <text:p>Read the next 10 records :</text:p>
                <text:list>
                  <text:list-item>
                    <text:p>$ head -20 tpl.json | tail -10</text:p>
                  </text:list-item>
                </text:list>
              </text:list-item>
              <text:list-item>
                <text:p>Read the last 10 records :</text:p>
                <text:list>
                  <text:list-item>
                    <text:p>$ tail -10 tpl.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Performance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nput tpl.xml – 20GB, output – tpl.json 11GB</text:p>
              </text:list-item>
              <text:list-item>
                <text:p>One of early attempts – a scripts that just went through the file reading it line by line took 30 Minutes</text:p>
              </text:list-item>
              <text:list-item>
                <text:p>tpl_xml2json.py conversion script finishes in 52 Minutes on AMD FX-8320E. </text:p>
                <text:list>
                  <text:list-item>
                    <text:p>Lots of room for improving performance</text:p>
                  </text:list-item>
                </text:list>
              </text:list-item>
              <text:list-item>
                <text:p>A script that goes over the file and summarizes keys tpl_count_keys.py runs in 5 Minu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Summary (nothing visual, sorry)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10 Most frequently occuring keys ( tpl_count_keys.py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Link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Source code : </text:p>
                <text:list>
                  <text:list-item>
                    <text:p>github.com/avolkov/tpl-hackathon-xml2json</text:p>
                  </text:list-item>
                </text:list>
              </text:list-item>
              <text:list-item>
                <text:p>Output data file (lzma-compressed, 786MB ) :</text:p>
                <text:list>
                  <text:list-item>
                    <text:p>data.flamy.ca/tpl.json.x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Shameless Plug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My twitter :</text:p>
                <text:list>
                  <text:list-item>
                    <text:p>@a_volkov</text:p>
                  </text:list-item>
                </text:list>
              </text:list-item>
              <text:list-item>
                <text:p>GTA Linux User Group - next meeting at Ryerson this Tuesday</text:p>
                <text:list>
                  <text:list-item>
                    <text:p>Gtalug.org</text:p>
                  </text:list-item>
                </text:list>
              </text:list-item>
              <text:list-item>
                <text:p>Python-related meetups :</text:p>
                <text:list>
                  <text:list-item>
                    <text:p>Meetup.com/python-toronto</text:p>
                  </text:list-item>
                  <text:list-item>
                    <text:p>Meetup.com/PyLadies-Toronto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GrisFonce-Business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GrisFonce-Busin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isFonce-Busines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isFonce-Business-outline1" style:family="presentation">
      <style:graphic-properties draw:stroke="none" draw:fill="none" draw:auto-grow-height="false" draw:fit-to-size="shrink-to-fit">
        <text:list-style style:name="GrisFonce-Busin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outline2" style:family="presentation" style:parent-style-name="GrisFonce-Business-outline1">
      <style:paragraph-properties fo:margin-top="0cm" fo:margin-bottom="0.4cm"/>
      <style:text-properties fo:font-size="28pt" style:font-size-asian="28pt" style:font-size-complex="28pt"/>
    </style:style>
    <style:style style:name="GrisFonce-Business-outline3" style:family="presentation" style:parent-style-name="GrisFonce-Business-outline2">
      <style:paragraph-properties fo:margin-top="0cm" fo:margin-bottom="0.3cm"/>
      <style:text-properties fo:font-size="24pt" style:font-size-asian="24pt" style:font-size-complex="24pt"/>
    </style:style>
    <style:style style:name="GrisFonce-Business-outline4" style:family="presentation" style:parent-style-name="GrisFonce-Business-outline3">
      <style:paragraph-properties fo:margin-top="0cm" fo:margin-bottom="0.2cm"/>
      <style:text-properties fo:font-size="20pt" style:font-size-asian="20pt" style:font-size-complex="20pt"/>
    </style:style>
    <style:style style:name="GrisFonce-Business-outline5" style:family="presentation" style:parent-style-name="GrisFonce-Business-outline4">
      <style:paragraph-properties fo:margin-top="0cm" fo:margin-bottom="0.1cm"/>
      <style:text-properties fo:font-size="20pt" style:font-size-asian="20pt" style:font-size-complex="20pt"/>
    </style:style>
    <style:style style:name="GrisFonce-Business-outline6" style:family="presentation" style:parent-style-name="GrisFonce-Business-outline5">
      <style:paragraph-properties fo:margin-top="0cm" fo:margin-bottom="0.1cm"/>
      <style:text-properties fo:font-size="20pt" style:font-size-asian="20pt" style:font-size-complex="20pt"/>
    </style:style>
    <style:style style:name="GrisFonce-Business-outline7" style:family="presentation" style:parent-style-name="GrisFonce-Business-outline6">
      <style:paragraph-properties fo:margin-top="0cm" fo:margin-bottom="0.1cm"/>
      <style:text-properties fo:font-size="20pt" style:font-size-asian="20pt" style:font-size-complex="20pt"/>
    </style:style>
    <style:style style:name="GrisFonce-Business-outline8" style:family="presentation" style:parent-style-name="GrisFonce-Business-outline7">
      <style:paragraph-properties fo:margin-top="0cm" fo:margin-bottom="0.1cm"/>
      <style:text-properties fo:font-size="20pt" style:font-size-asian="20pt" style:font-size-complex="20pt"/>
    </style:style>
    <style:style style:name="GrisFonce-Business-outline9" style:family="presentation" style:parent-style-name="GrisFonce-Business-outline8">
      <style:paragraph-properties fo:margin-top="0cm" fo:margin-bottom="0.1cm"/>
      <style:text-properties fo:font-size="20pt" style:font-size-asian="20pt" style:font-size-complex="20pt"/>
    </style:style>
    <style:style style:name="GrisFonce-Business-subtitle" style:family="presentation">
      <style:graphic-properties draw:stroke="none" draw:fill="none" draw:textarea-vertical-align="middle">
        <text:list-style style:name="GrisFonce-Busin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title" style:family="presentation">
      <style:graphic-properties draw:stroke="none" draw:fill="none" draw:textarea-vertical-align="middle">
        <text:list-style style:name="GrisFonce-Busin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15%" draw:textarea-vertical-align="middle" draw:auto-grow-height="false" fo:padding-top="0cm" fo:padding-bottom="0cm" fo:padding-left="0cm" fo:padding-right="0cm"/>
    </style:style>
    <style:style style:name="Mpr2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20%" draw:textarea-vertical-align="middle" draw:auto-grow-height="false" fo:padding-top="0cm" fo:padding-bottom="0cm" fo:padding-left="0cm" fo:padding-right="0cm"/>
    </style:style>
    <style:style style:name="Mpr3" style:family="presentation" style:parent-style-name="GrisFonce-Business-backgroundobjects">
      <style:graphic-properties draw:stroke="none" draw:fill="none" draw:fill-color="#ffffff" draw:auto-grow-height="false" fo:min-height="1.449cm"/>
    </style:style>
    <style:style style:name="Mpr4" style:family="presentation" style:parent-style-name="GrisFonce-Business-backgroundobjects">
      <style:graphic-properties draw:stroke="none" draw:fill="none" draw:fill-color="#ffffff" draw:auto-grow-height="false" fo:min-height="1.485cm"/>
    </style:style>
    <style:style style:name="Mpr5" style:family="presentation" style:parent-style-name="GrisFonce-Busin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weight="bold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GrisFonce-Business" style:page-layout-name="PM1" draw:style-name="Mdp1">
      <draw:custom-shape presentation:style-name="Mpr1" draw:text-style-name="MP3" draw:layer="backgroundobjects" svg:width="41cm" svg:height="24.8cm" svg:x="-5cm" svg:y="4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" draw:text-style-name="MP3" draw:layer="backgroundobjects" svg:width="40.8cm" svg:height="31.4cm" svg:x="-13cm" svg:y="-2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4" draw:layer="backgroundobjects" svg:width="8.4cm" svg:height="0.4cm" svg:x="1.4cm" svg:y="4.514cm">
        <draw:image xlink:href="Pictures/100002010000007E00000025F5CF1F58.png" xlink:type="simple" xlink:show="embed" xlink:actuate="onLoad">
          <text:p/>
        </draw:image>
      </draw:frame>
      <draw:frame draw:style-name="Mgr3" draw:text-style-name="MP4" draw:layer="backgroundobjects" svg:width="3.72cm" svg:height="1.092cm" svg:x="22.68cm" svg:y="17.4cm">
        <draw:image xlink:href="Pictures/100002010000007E00000025F5CF1F58.png" xlink:type="simple" xlink:show="embed" xlink:actuate="onLoad">
          <text:p/>
        </draw:image>
      </draw:frame>
      <draw:frame presentation:style-name="GrisFonce-Business-title" draw:layer="backgroundobjects" svg:width="25.199cm" svg:height="3.506cm" svg:x="1.4cm" svg:y="0.837cm" presentation:class="title" presentation:placeholder="true">
        <draw:text-box/>
      </draw:frame>
      <draw:frame presentation:style-name="GrisFonce-Business-outline1" draw:layer="backgroundobjects" svg:width="25.199cm" svg:height="12.178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GrisFonce-Business-title" draw:layer="backgroundobjects" svg:width="14.848cm" svg:height="11.135cm" svg:x="3.075cm" svg:y="2.257cm" presentation:class="page"/>
        <draw:frame presentation:style-name="GrisFonce-Busin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1:30:43.539536133</meta:creation-date>
    <meta:generator>LibreOffice/4.3.3.2$Linux_X86_64 LibreOffice_project/430m0$Build-2</meta:generator>
    <meta:editing-cycles>16</meta:editing-cycles>
    <meta:editing-duration>PT38M26S</meta:editing-duration>
    <dc:title>Gris Foncé - Business</dc:title>
    <dc:date>2015-11-15T12:09:14.859601664</dc:date>
    <meta:document-statistic meta:object-count="65"/>
  </office:meta>
</office:document-meta>
</file>